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ROMERO CERRON, KATTERIN MILAGROS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ICHANAK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5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ROMERO CERRON, KATTERIN MILAGROS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MOLIN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6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5T17:48:36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